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 Mono" fo:font-size="12pt" officeooo:rsid="001fa05b" officeooo:paragraph-rsid="001fa05b" style:font-size-asian="12pt" style:font-size-complex="12pt"/>
    </style:style>
    <style:style style:name="P2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3" style:family="paragraph" style:parent-style-name="Title">
      <style:text-properties style:font-name="DejaVu Sans Mono" fo:font-size="12pt" officeooo:rsid="002b54da" officeooo:paragraph-rsid="002b54da" style:font-size-asian="12pt" style:font-size-complex="12pt"/>
    </style:style>
    <style:style style:name="P4" style:family="paragraph" style:parent-style-name="Standard">
      <style:text-properties style:font-name="DejaVu Sans Mono" fo:font-size="12pt" style:text-underline-style="none" fo:font-weight="normal" officeooo:rsid="002d6a55" officeooo:paragraph-rsid="002d6a55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DejaVu Sans Mono" fo:font-size="9pt" officeooo:rsid="002b54da" officeooo:paragraph-rsid="002b54da" style:font-size-asian="9pt" style:font-size-complex="9pt"/>
    </style:style>
    <style:style style:name="P6" style:family="paragraph" style:parent-style-name="Standard">
      <style:text-properties style:font-name="DejaVu Sans Mono" fo:font-size="9pt" style:text-underline-style="none" officeooo:rsid="002d6a55" officeooo:paragraph-rsid="002d6a55" style:font-size-asian="9pt" style:font-size-complex="9pt"/>
    </style:style>
    <style:style style:name="P7" style:family="paragraph" style:parent-style-name="Standard">
      <style:text-properties style:font-name="DejaVu Sans Mono" fo:font-size="9pt" style:text-underline-style="none" officeooo:rsid="002d6a55" officeooo:paragraph-rsid="002b54da" style:font-size-asian="9pt" style:font-size-complex="9pt"/>
    </style:style>
    <style:style style:name="P8" style:family="paragraph" style:parent-style-name="Standard">
      <style:text-properties style:font-name="DejaVu Sans Mono" fo:font-size="9pt" style:text-underline-style="none" officeooo:rsid="002df5b1" officeooo:paragraph-rsid="002d6a55" style:font-size-asian="9pt" style:font-size-complex="9pt"/>
    </style:style>
    <style:style style:name="P9" style:family="paragraph" style:parent-style-name="Standard" style:list-style-name="L1">
      <style:text-properties officeooo:paragraph-rsid="002d6a55"/>
    </style:style>
    <style:style style:name="P10" style:family="paragraph" style:parent-style-name="Standard" style:list-style-name="L1">
      <style:text-properties style:font-name="DejaVu Sans Mono" fo:font-size="9pt" style:text-underline-style="solid" style:text-underline-width="auto" style:text-underline-color="font-color" officeooo:rsid="002df5b1" officeooo:paragraph-rsid="002d6a55" style:font-size-asian="9pt" style:font-size-complex="9pt"/>
    </style:style>
    <style:style style:name="P11" style:family="paragraph" style:parent-style-name="Standard" style:list-style-name="L1">
      <style:text-properties style:font-name="DejaVu Sans Mono" fo:font-size="9pt" style:text-underline-style="none" officeooo:rsid="002df5b1" officeooo:paragraph-rsid="002df5b1" style:font-size-asian="9pt" style:font-size-complex="9pt"/>
    </style:style>
    <style:style style:name="P12" style:family="paragraph" style:parent-style-name="Standard" style:list-style-name="L1">
      <style:text-properties officeooo:rsid="002df5b1" officeooo:paragraph-rsid="002df5b1"/>
    </style:style>
    <style:style style:name="P13" style:family="paragraph" style:parent-style-name="Standard" style:list-style-name="L1">
      <style:text-properties officeooo:rsid="0035f909" officeooo:paragraph-rsid="0035f909"/>
    </style:style>
    <style:style style:name="T1" style:family="text">
      <style:text-properties style:font-name="DejaVu Sans Mono" fo:font-size="9pt" style:text-underline-style="none" style:font-size-asian="9pt" style:font-size-complex="9pt"/>
    </style:style>
    <style:style style:name="T2" style:family="text">
      <style:text-properties style:font-name="DejaVu Sans Mono" fo:font-size="9pt" style:text-underline-style="none" officeooo:rsid="002d6a55" style:font-size-asian="9pt" style:font-size-complex="9pt"/>
    </style:style>
    <style:style style:name="T3" style:family="text">
      <style:text-properties style:font-name="DejaVu Sans Mono" fo:font-size="9pt" style:text-underline-style="none" officeooo:rsid="002df5b1" style:font-size-asian="9pt" style:font-size-complex="9pt"/>
    </style:style>
    <style:style style:name="T4" style:family="text">
      <style:text-properties style:font-name="DejaVu Sans Mono" fo:font-size="9pt" style:text-underline-style="none" officeooo:rsid="002f2a0b" style:font-size-asian="9pt" style:font-size-complex="9pt"/>
    </style:style>
    <style:style style:name="T5" style:family="text">
      <style:text-properties style:font-name="DejaVu Sans Mono" fo:font-size="9pt" style:text-underline-style="solid" style:text-underline-width="auto" style:text-underline-color="font-color" style:font-size-asian="9pt" style:font-size-complex="9pt"/>
    </style:style>
    <style:style style:name="T6" style:family="text">
      <style:text-properties style:font-name="DejaVu Sans Mono" fo:font-size="9pt" style:text-underline-style="solid" style:text-underline-width="auto" style:text-underline-color="font-color" officeooo:rsid="002d6a55" style:font-size-asian="9pt" style:font-size-complex="9pt"/>
    </style:style>
    <style:style style:name="T7" style:family="text">
      <style:text-properties style:font-name="DejaVu Sans Mono" fo:font-size="9pt" style:text-underline-style="solid" style:text-underline-width="auto" style:text-underline-color="font-color" officeooo:rsid="002df5b1" style:font-size-asian="9pt" style:font-size-complex="9pt"/>
    </style:style>
    <style:style style:name="T8" style:family="text">
      <style:text-properties style:font-name="DejaVu Sans Mono" fo:font-size="9pt" style:text-underline-style="solid" style:text-underline-width="auto" style:text-underline-color="font-color" officeooo:rsid="002f2a0b" style:font-size-asian="9pt" style:font-size-complex="9pt"/>
    </style:style>
    <style:style style:name="T9" style:family="text">
      <style:text-properties style:font-name="DejaVu Sans Mono" fo:font-size="9pt" style:text-underline-style="solid" style:text-underline-width="auto" style:text-underline-color="font-color" officeooo:rsid="002fd69c" style:font-size-asian="9pt" style:font-size-complex="9pt"/>
    </style:style>
    <style:style style:name="T10" style:family="text">
      <style:text-properties officeooo:rsid="002f2a0b"/>
    </style:style>
    <style:style style:name="T11" style:family="text">
      <style:text-properties officeooo:rsid="003378ac"/>
    </style:style>
    <style:style style:name="T12" style:family="text">
      <style:text-properties officeooo:rsid="00345ac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2.11 BSD on <text:span text:style-name="T11">PiDP-11</text:span></text:p>
      <text:p text:style-name="P3">Installing and using cool-retro-term on Raspbian</text:p>
      <text:p text:style-name="P1"/>
      <text:p text:style-name="P5">You need full Rasp<text:span text:style-name="T12">berry Pi OS</text:span>, because cool-retro-term will only start properly on the desktop. It uses xwindows. I have it installed on a separate Raspberry Pi and am using ssh, but you should also be able to install it on the Raspberry Pi, on which PiDP-11 is running. In the <text:span text:style-name="T10">second</text:span> case you might have to disable some of the many effects to make sure that there is enough cpu power left for PiDP-11.</text:p>
      <text:p text:style-name="P5"/>
      <text:p text:style-name="P7"><text:s text:c="2"/><text:span text:style-name="T12">sudo apt install cool-retro-term </text:span></text:p>
      <text:p text:style-name="P6"/>
      <text:p text:style-name="P6">When you are done, start cool-retro-term for the first time</text:p>
      <text:p text:style-name="P6"/>
      <text:p text:style-name="P6"><text:s text:c="2"/>cool-retro-term</text:p>
      <text:p text:style-name="P8"/>
      <text:p text:style-name="P6"/>
      <text:p text:style-name="P4">Fine Tuning:</text:p>
      <text:p text:style-name="P6"/>
      <text:list xml:id="list2894915348" text:style-name="L1">
        <text:list-item>
          <text:p text:style-name="P9"><text:span text:style-name="T2">Make </text:span><text:span text:style-name="T4">a </text:span><text:span text:style-name="T2">cool-retro-term </text:span><text:span text:style-name="T4">icon </text:span><text:span text:style-name="T2">available on your desktop. Download </text:span><text:span text:style-name="T6">Co</text:span><text:span text:style-name="T9">o</text:span><text:span text:style-name="T6">l-retro-term.desktop </text:span><text:span text:style-name="T2">from this repository and put it into </text:span><text:span text:style-name="T6">~/Desktop</text:span><text:span text:style-name="T2">. It starts cool-retro-term in full screen mode. If you want a window instead, </text:span><text:span text:style-name="T3">remove the </text:span><text:span text:style-name="T7">–fullscreen</text:span><text:span text:style-name="T3"> on the </text:span><text:span text:style-name="T7">exec</text:span><text:span text:style-name="T3"> line. To exit the full screen window, use </text:span><text:span text:style-name="T7">&lt;shift&gt;&lt;ctrl&gt;q</text:span></text:p>
          <text:p text:style-name="P10"/>
        </text:list-item>
        <text:list-item>
          <text:p text:style-name="P12"><text:span text:style-name="T2">I</text:span><text:span text:style-name="T1">f you are using vi in 2.11BSD or any other historical Unix distribution, it is essential that the terminal screen has exactly 24 lines. Right-click anywhere in the cool-retro-term window to get to the configuration menu, and use </text:span><text:span text:style-name="T8">View</text:span><text:span text:style-name="T5">-&gt;zoom in</text:span><text:span text:style-name="T1"> until it quickly shows that you have 24 lines.</text:span></text:p>
          <text:p text:style-name="P11"/>
        </text:list-item>
        <text:list-item>
          <text:p text:style-name="P12"><text:span text:style-name="T1">Maybe you do not like all effects, or you need to make sure that cool-retro-term uses less cpu </text:span><text:span text:style-name="T4">power</text:span><text:span text:style-name="T1">. Right-click anywhere in the cool-retro-term menu and </text:span><text:span text:style-name="T4">use Settings-&gt;Effects to set the effects to your liking. Maybe you will also want to play around with all the other settings.</text:span></text:p>
          <text:p text:style-name="P12"><text:span text:style-name="T4"/></text:p>
        </text:list-item>
        <text:list-item>
          <text:p text:style-name="P13"><text:span text:style-name="T4">A</text:span><text:span text:style-name="T1">dd simulation of baud rate using https://github.com/rricharz/baudrate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4T19:03:08.316458967</meta:creation-date>
    <meta:generator>LibreOffice/7.4.7.2$Linux_AARCH64 LibreOffice_project/40$Build-2</meta:generator>
    <dc:date>2024-03-12T14:09:02.255180854</dc:date>
    <meta:editing-duration>PT22M46S</meta:editing-duration>
    <meta:editing-cycles>11</meta:editing-cycles>
    <meta:document-statistic meta:table-count="0" meta:image-count="0" meta:object-count="0" meta:page-count="1" meta:paragraph-count="14" meta:word-count="259" meta:character-count="1543" meta:non-whitespace-character-count="1297"/>
  </office:meta>
</office:document-meta>
</file>